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.411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5" table:number-columns-repeated="15" table:default-cell-style-name="ce4"/>
        <table:table-column table:style-name="co4" table:number-columns-repeated="1004" table:default-cell-style-name="Default"/>
        <table:table-row table:style-name="ro3">
          <table:table-cell office:value-type="string">
            <text:p>candidat</text:p>
          </table:table-cell>
          <table:table-cell office:value-type="string">
            <text:p>metier</text:p>
          </table:table-cell>
          <table:table-cell office:value-type="string">
            <text:p>session</text:p>
          </table:table-cell>
          <table:table-cell office:value-type="string">
            <text:p>année de naissance</text:p>
          </table:table-cell>
          <table:table-cell office:value-type="string">
            <text:p>sexe</text:p>
          </table:table-cell>
          <table:table-cell table:style-name="ce3" office:value-type="string">
            <text:p>Q2</text:p>
          </table:table-cell>
          <table:table-cell table:style-name="ce3" office:value-type="string">
            <text:p>Q3</text:p>
          </table:table-cell>
          <table:table-cell table:style-name="ce3" office:value-type="string">
            <text:p>Q4</text:p>
          </table:table-cell>
          <table:table-cell table:style-name="ce3" office:value-type="string">
            <text:p>Q5</text:p>
          </table:table-cell>
          <table:table-cell table:style-name="ce3" office:value-type="string">
            <text:p>Q6</text:p>
          </table:table-cell>
          <table:table-cell table:style-name="ce3" office:value-type="string">
            <text:p>Q7</text:p>
          </table:table-cell>
          <table:table-cell table:style-name="ce3" office:value-type="string">
            <text:p>Q8</text:p>
          </table:table-cell>
          <table:table-cell table:style-name="ce3" office:value-type="string">
            <text:p>Q9</text:p>
          </table:table-cell>
          <table:table-cell table:style-name="ce3" office:value-type="string">
            <text:p>Q10</text:p>
          </table:table-cell>
          <table:table-cell table:style-name="ce3" office:value-type="string">
            <text:p>Q11</text:p>
          </table:table-cell>
          <table:table-cell table:style-name="ce3" office:value-type="string">
            <text:p>Q12</text:p>
          </table:table-cell>
          <table:table-cell table:style-name="ce3" office:value-type="string">
            <text:p>Q13</text:p>
          </table:table-cell>
          <table:table-cell table:style-name="ce3" office:value-type="string">
            <text:p>Q14</text:p>
          </table:table-cell>
          <table:table-cell table:style-name="ce3" office:value-type="string">
            <text:p>Q15</text:p>
          </table:table-cell>
          <table:table-cell table:style-name="ce3" office:value-type="string">
            <text:p>Q16</text:p>
          </table:table-cell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4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4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7">
            <text:p>1987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F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5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table:number-columns-repeated="4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6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4"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6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2">
            <text:p>198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7">
            <text:p>1977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8">
            <text:p>1978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4">
            <text:p>1974</text:p>
          </table:table-cell>
          <table:table-cell table:style-name="ce2" office:value-type="string">
            <text:p>F</text:p>
          </table:table-cell>
          <table:table-cell table:number-columns-repeated="5" office:value-type="string">
            <text:p>V</text:p>
          </table:table-cell>
          <table:table-cell office:value-type="string">
            <text:p>NA</text:p>
          </table:table-cell>
          <table:table-cell table:number-columns-repeated="6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3">
            <text:p>198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0">
            <text:p>198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3">
            <text:p>198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0">
            <text:p>1980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6">
            <text:p>1976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2">
            <text:p>1982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5">
            <text:p>1975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NA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2">
            <text:p>197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7">
            <text:p>1977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8">
            <text:p>1978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number-columns-repeated="2" table:style-name="ce2"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4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1">
            <text:p>198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4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EIADE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5">
            <text:p>1985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7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3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4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5"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4"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4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8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5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4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4"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4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7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E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0">
            <text:p>1980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number-columns-repeated="2" table:style-name="ce2" office:value-type="string">
            <text:p>N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5">
            <text:p>1985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4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57">
            <text:p>1957</text:p>
          </table:table-cell>
          <table:table-cell table:style-name="ce2"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0">
            <text:p>1970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5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H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7">
            <text:p>1987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2">
            <text:p>198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4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77">
            <text:p>1977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DEA</text:p>
          </table:table-cell>
          <table:table-cell table:style-name="ce2" office:value-type="float" office:value="2013">
            <text:p>2013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NA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8">
            <text:p>1988</text:p>
          </table:table-cell>
          <table:table-cell table:style-name="ce2" office:value-type="string">
            <text:p>NA</text:p>
          </table:table-cell>
          <table:table-cell table:number-columns-repeated="2" office:value-type="string">
            <text:p>V</text:p>
          </table:table-cell>
          <table:table-cell table:number-columns-repeated="5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K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6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5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6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4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5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87">
            <text:p>1987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table:number-columns-repeated="3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EK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H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N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1">
            <text:p>1991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3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3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0">
            <text:p>1990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table:number-columns-repeated="4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table:number-columns-repeated="1004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H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A</text:p>
          </table:table-cell>
          <table:table-cell table:number-columns-repeated="3"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1004"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2">
            <text:p>1992</text:p>
          </table:table-cell>
          <table:table-cell table:style-name="ce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K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table:number-columns-repeated="1004"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ERX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2"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NA</text:p>
          </table:table-cell>
          <table:table-cell office:value-type="string">
            <text:p>V</text:p>
          </table:table-cell>
          <table:table-cell office:value-type="string">
            <text:p>NA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4" office:value-type="string">
            <text:p>V</text:p>
          </table:table-cell>
          <table:table-cell table:number-columns-repeated="1004"/>
        </table:table-row>
        <table:table-row table:style-name="ro3" table:number-rows-repeated="44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3" table:number-rows-repeated="555">
          <table:table-cell table:number-columns-repeated="4"/>
          <table:table-cell table:style-name="ce2"/>
          <table:table-cell table:number-columns-repeated="1019"/>
        </table:table-row>
        <table:table-row table:style-name="ro3" table:number-rows-repeated="1047675">
          <table:table-cell table:number-columns-repeated="1024"/>
        </table:table-row>
        <table:table-row table:style-name="ro4" table:number-rows-repeated="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STEIN Véronique</meta:initial-creator>
    <meta:creation-date>2013-02-22T11:43:37</meta:creation-date>
    <dc:creator>JCB </dc:creator>
    <dc:date>2013-08-01T20:13:54</dc:date>
    <meta:print-date>2013-05-14T12:15:21</meta:print-date>
    <meta:generator>LibreOffice/3.5$Linux_X86_64 LibreOffice_project/350m1$Build-2</meta:generator>
    <meta:editing-duration>PT14M58S</meta:editing-duration>
    <meta:editing-cycles>4</meta:editing-cycles>
    <meta:document-statistic meta:table-count="3" meta:cell-count="5200" meta:object-count="0"/>
  </office:meta>
</office:document-meta>
</file>